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03405" officeooo:paragraph-rsid="00003405"/>
    </style:style>
    <style:style style:name="P2" style:family="paragraph" style:parent-style-name="Standard">
      <style:text-properties officeooo:rsid="00003405" officeooo:paragraph-rsid="0001716a"/>
    </style:style>
    <style:style style:name="P3" style:family="paragraph" style:parent-style-name="Standard">
      <style:text-properties officeooo:rsid="00003405" officeooo:paragraph-rsid="002073ae"/>
    </style:style>
    <style:style style:name="P4" style:family="paragraph" style:parent-style-name="Standard">
      <style:text-properties officeooo:rsid="0001716a" officeooo:paragraph-rsid="0001716a"/>
    </style:style>
    <style:style style:name="P5" style:family="paragraph" style:parent-style-name="Standard">
      <style:text-properties officeooo:rsid="001e00ed" officeooo:paragraph-rsid="00003405"/>
    </style:style>
    <style:style style:name="P6" style:family="paragraph" style:parent-style-name="Standard">
      <style:text-properties officeooo:rsid="002073ae" officeooo:paragraph-rsid="002073ae"/>
    </style:style>
    <style:style style:name="P7" style:family="paragraph" style:parent-style-name="Standard" style:list-style-name="L1">
      <style:text-properties officeooo:rsid="00003405" officeooo:paragraph-rsid="00003405"/>
    </style:style>
    <style:style style:name="P8" style:family="paragraph" style:parent-style-name="Standard" style:list-style-name="L1">
      <style:text-properties officeooo:rsid="00003405" officeooo:paragraph-rsid="000c1e43"/>
    </style:style>
    <style:style style:name="P9" style:family="paragraph" style:parent-style-name="Standard" style:list-style-name="L1">
      <style:text-properties officeooo:rsid="00003405" officeooo:paragraph-rsid="0026d464"/>
    </style:style>
    <style:style style:name="P10" style:family="paragraph" style:parent-style-name="Standard" style:list-style-name="L1">
      <style:text-properties officeooo:rsid="00003405" officeooo:paragraph-rsid="000f8764"/>
    </style:style>
    <style:style style:name="P11" style:family="paragraph" style:parent-style-name="Standard" style:list-style-name="L1">
      <style:text-properties officeooo:rsid="00003405" officeooo:paragraph-rsid="0012316e"/>
    </style:style>
    <style:style style:name="P12" style:family="paragraph" style:parent-style-name="Standard" style:list-style-name="L1">
      <style:text-properties officeooo:rsid="00003405" officeooo:paragraph-rsid="00161702"/>
    </style:style>
    <style:style style:name="P13" style:family="paragraph" style:parent-style-name="Standard" style:list-style-name="L1">
      <style:text-properties officeooo:rsid="00003405" officeooo:paragraph-rsid="001a2f4b"/>
    </style:style>
    <style:style style:name="P14" style:family="paragraph" style:parent-style-name="Standard" style:list-style-name="L1">
      <style:text-properties officeooo:rsid="00003405" officeooo:paragraph-rsid="00141991"/>
    </style:style>
    <style:style style:name="P15" style:family="paragraph" style:parent-style-name="Standard" style:list-style-name="L1">
      <style:text-properties officeooo:rsid="00003405" officeooo:paragraph-rsid="001e00ed"/>
    </style:style>
    <style:style style:name="P16" style:family="paragraph" style:parent-style-name="Standard">
      <style:text-properties officeooo:rsid="00003405" officeooo:paragraph-rsid="00003405"/>
    </style:style>
    <style:style style:name="P17" style:family="paragraph" style:parent-style-name="Standard">
      <style:text-properties officeooo:rsid="00003405" officeooo:paragraph-rsid="002e4f6b"/>
    </style:style>
    <style:style style:name="P18" style:family="paragraph" style:parent-style-name="Standard" style:list-style-name="L1">
      <style:text-properties officeooo:rsid="00161702" officeooo:paragraph-rsid="00003405"/>
    </style:style>
    <style:style style:name="P19" style:family="paragraph" style:parent-style-name="Standard" style:list-style-name="L1">
      <style:text-properties officeooo:rsid="00161702" officeooo:paragraph-rsid="00161702"/>
    </style:style>
    <style:style style:name="P20" style:family="paragraph" style:parent-style-name="Standard">
      <style:text-properties officeooo:rsid="00323b9b" officeooo:paragraph-rsid="00323b9b"/>
    </style:style>
    <style:style style:name="P21" style:family="paragraph" style:parent-style-name="Standard" style:list-style-name="L1">
      <style:text-properties officeooo:rsid="00323b9b" officeooo:paragraph-rsid="00323b9b"/>
    </style:style>
    <style:style style:name="P22" style:family="paragraph" style:parent-style-name="Standard" style:list-style-name="L1">
      <style:text-properties officeooo:rsid="00332114" officeooo:paragraph-rsid="00332114"/>
    </style:style>
    <style:style style:name="P23" style:family="paragraph" style:parent-style-name="Preformatted_20_Text" style:list-style-name="L1">
      <style:text-properties style:font-name="Ubuntu Mono" fo:font-size="10.3999996185303pt" officeooo:rsid="00003405" officeooo:paragraph-rsid="00003405"/>
    </style:style>
    <style:style style:name="P24" style:family="paragraph" style:parent-style-name="Preformatted_20_Text">
      <style:paragraph-properties fo:margin-top="0in" fo:margin-bottom="0in" loext:contextual-spacing="false" fo:padding="0in" fo:border="none"/>
    </style:style>
    <style:style style:name="P25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0.3999996185303pt"/>
    </style:style>
    <style:style style:name="T1" style:family="text">
      <style:text-properties officeooo:rsid="000164c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164c2" style:font-style-asian="italic" style:font-style-complex="italic"/>
    </style:style>
    <style:style style:name="T4" style:family="text">
      <style:text-properties fo:font-style="italic" officeooo:rsid="0005b269" style:font-style-asian="italic" style:font-style-complex="italic"/>
    </style:style>
    <style:style style:name="T5" style:family="text">
      <style:text-properties fo:font-style="italic" officeooo:rsid="0007fd1c" style:font-style-asian="italic" style:font-style-complex="italic"/>
    </style:style>
    <style:style style:name="T6" style:family="text">
      <style:text-properties fo:font-style="italic" officeooo:rsid="000c1e43" style:font-style-asian="italic" style:font-style-complex="italic"/>
    </style:style>
    <style:style style:name="T7" style:family="text">
      <style:text-properties fo:font-style="italic" officeooo:rsid="00141991" style:font-style-asian="italic" style:font-style-complex="italic"/>
    </style:style>
    <style:style style:name="T8" style:family="text">
      <style:text-properties officeooo:rsid="0001716a"/>
    </style:style>
    <style:style style:name="T9" style:family="text">
      <style:text-properties officeooo:rsid="0002dc20"/>
    </style:style>
    <style:style style:name="T10" style:family="text">
      <style:text-properties officeooo:rsid="0005b269"/>
    </style:style>
    <style:style style:name="T11" style:family="text">
      <style:text-properties officeooo:rsid="00079798"/>
    </style:style>
    <style:style style:name="T12" style:family="text">
      <style:text-properties officeooo:rsid="0009e32e"/>
    </style:style>
    <style:style style:name="T13" style:family="text">
      <style:text-properties officeooo:rsid="000c1e43"/>
    </style:style>
    <style:style style:name="T14" style:family="text">
      <style:text-properties officeooo:rsid="000d1ccf"/>
    </style:style>
    <style:style style:name="T15" style:family="text">
      <style:text-properties officeooo:rsid="000d6aa1"/>
    </style:style>
    <style:style style:name="T16" style:family="text">
      <style:text-properties officeooo:rsid="0012316e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officeooo:rsid="001389d7"/>
    </style:style>
    <style:style style:name="T19" style:family="text">
      <style:text-properties officeooo:rsid="0013e66c"/>
    </style:style>
    <style:style style:name="T20" style:family="text">
      <style:text-properties officeooo:rsid="00141991"/>
    </style:style>
    <style:style style:name="T21" style:family="text">
      <style:text-properties officeooo:rsid="001a2f4b"/>
    </style:style>
    <style:style style:name="T22" style:family="text">
      <style:text-properties officeooo:rsid="001be887"/>
    </style:style>
    <style:style style:name="T23" style:family="text">
      <style:text-properties officeooo:rsid="001c23e9"/>
    </style:style>
    <style:style style:name="T24" style:family="text">
      <style:text-properties officeooo:rsid="001cb51c"/>
    </style:style>
    <style:style style:name="T25" style:family="text">
      <style:text-properties officeooo:rsid="001e00ed"/>
    </style:style>
    <style:style style:name="T26" style:family="text">
      <style:text-properties officeooo:rsid="002073ae"/>
    </style:style>
    <style:style style:name="T27" style:family="text">
      <style:text-properties officeooo:rsid="0021431c"/>
    </style:style>
    <style:style style:name="T28" style:family="text">
      <style:text-properties officeooo:rsid="0026d464"/>
    </style:style>
    <style:style style:name="T29" style:family="text">
      <style:text-properties officeooo:rsid="00029f26"/>
    </style:style>
    <style:style style:name="T30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ff0000" fo:font-size="24pt" fo:font-weight="bold" officeooo:rsid="002e4f6b" style:font-size-asian="24pt" style:font-weight-asian="bold" style:font-size-complex="24pt" style:font-weight-complex="bold"/>
    </style:style>
    <style:style style:name="T32" style:family="text">
      <style:text-properties style:font-name="Ubuntu Mono" fo:font-size="10.3999996185303pt"/>
    </style:style>
    <style:style style:name="T33" style:family="text">
      <style:text-properties officeooo:rsid="00323b9b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30">Name: </text:span><text:span text:style-name="T31">Daniel Ocampo, Christian Walker, Big Moe </text:span></text:p>
      <text:p text:style-name="P17"><text:span text:style-name="T29">CS390</text:span></text:p>
      <text:p text:style-name="P4">10 November 2017</text:p>
      <text:p text:style-name="P4"/>
      <text:p text:style-name="P1"/>
      <text:p text:style-name="P3"><text:span text:style-name="T9">Use the</text:span> <text:span text:style-name="T26">below </text:span>librar<text:span text:style-name="T1">ies and the data available from the </text:span><text:span text:style-name="T3">gapminder </text:span>to <text:span text:style-name="T8">answer the following questions. Please submit your R code with each response. </text:span></text:p>
      <text:p text:style-name="P2"/>
      <text:p text:style-name="P1">library(gapminder)</text:p>
      <text:p text:style-name="P6">library(psych)</text:p>
      <text:p text:style-name="P6"/>
      <text:p text:style-name="P6"/>
      <text:list xml:id="list7706865472204963053" text:style-name="L1">
        <text:list-item>
          <text:p text:style-name="P7"><text:span text:style-name="T27"><text:s/></text:span>Give the data types of each column in the <text:span text:style-name="T4">gapminder</text:span><text:span text:style-name="T10"> </text:span>data set<text:span text:style-name="T2">.</text:span></text:p>
          <text:p text:style-name="P23"><text:bookmark text:name="rstudio_console_output"/>country continent <text:s/>year lifeExp <text:s text:c="4"/>pop gdpPercap</text:p>
        </text:list-item>
      </text:list>
      <text:p text:style-name="P24"><text:s text:c="7"/><text:span text:style-name="T32">&lt;fctr&gt; <text:s text:c="3"/>&lt;fctr&gt; &lt;int&gt; <text:s text:c="2"/>&lt;dbl&gt; <text:s text:c="2"/>&lt;int&gt; <text:s text:c="4"/>&lt;dbl&gt;</text:span></text:p>
      <text:p text:style-name="P25"><text:s text:c="8"/>Afghanistan <text:s text:c="5"/>Asia <text:s/>1952 <text:s/>28.801 8425333 <text:s/>779.4453</text:p>
      <text:p text:style-name="P1"/>
      <text:list xml:id="list104949822961932" text:continue-numbering="true" text:style-name="L1">
        <text:list-header>
          <text:p text:style-name="P7"/>
        </text:list-header>
        <text:list-item>
          <text:p text:style-name="P7">Give the mean of the <text:span text:style-name="T2">gdpPer</text:span><text:span text:style-name="T5">c</text:span><text:span text:style-name="T2">ap</text:span> <text:span text:style-name="T11">in gapminder.</text:span></text:p>
        </text:list-item>
      </text:list>
      <text:p text:style-name="P20"><text:tab/>mean(gdpminder$gdppercapita </text:p>
      <text:list xml:id="list104949967024246" text:continue-numbering="true" text:style-name="L1">
        <text:list-item>
          <text:p text:style-name="P7">What <text:span text:style-name="T12">is a mean </text:span>value <text:span text:style-name="T12">and what does it inform you?</text:span></text:p>
          <text:p text:style-name="P21">The average values </text:p>
        </text:list-item>
        <text:list-item>
          <text:p text:style-name="P7">Give the what is the earliest and last year of this data set?</text:p>
          <text:p text:style-name="P21">Range(gapminder$year)</text:p>
        </text:list-item>
        <text:list-item>
          <text:p text:style-name="P7">Across all countries <text:span text:style-name="T13">in </text:span><text:span text:style-name="T6">gapminder</text:span>, what is the population <text:span text:style-name="T13">of the highest magnitude</text:span>?</text:p>
          <text:p text:style-name="P21">max(gapminder$pop)</text:p>
        </text:list-item>
        <text:list-item>
          <text:p text:style-name="P8">Across all countries <text:span text:style-name="T13">in </text:span><text:span text:style-name="T6">gapminder</text:span>, what is the <text:span text:style-name="T13">least </text:span>population?</text:p>
          <text:p text:style-name="P21">min(gapminer$pop)</text:p>
        </text:list-item>
        <text:list-item>
          <text:p text:style-name="P9">What <text:span text:style-name="T15">(one) </text:span>statistics command <text:span text:style-name="T14">in R </text:span>can you use to display both the <text:span text:style-name="T14">population values (from above) </text:span>at the same time?</text:p>
          <text:p text:style-name="P21">range(gapminder$pop)</text:p>
        </text:list-item>
        <text:list-item>
          <text:p text:style-name="P7">What is the median value of the population across all countries of this dataset?</text:p>
          <text:p text:style-name="P21">Attach(gapminder)medium(gapminder$pop)</text:p>
        </text:list-item>
        <text:list-item>
          <text:p text:style-name="P7">What is the command to determine which countries are in the data?</text:p>
          <text:p text:style-name="P10"><text:s/><text:span text:style-name="T33">unique(gapminder $country)</text:span></text:p>
        </text:list-item>
        <text:list-item>
          <text:p text:style-name="P7">What is the median of only the populations of Switzerland, Nepal and Denmark?</text:p>
          <text:p text:style-name="P21">summary(gapminder %&gt;% filter(country == “nepal”)) </text:p>
          <text:p text:style-name="P21">summary(gapminder %&gt;% filter(country == “chile”))</text:p>
          <text:p text:style-name="P21">summary(gapminder %&gt;% filter(country == “asturilla ”))</text:p>
        </text:list-item>
        <text:list-item>
          <text:p text:style-name="P7">Using the <text:span text:style-name="T2">gapminder</text:span> data set, what is the mean of the gdpPercap for the countries, Australia, Chile <text:span text:style-name="T28">and </text:span>China?</text:p>
          <text:p text:style-name="P7"/>
        </text:list-item>
        <text:list-item>
          <text:p text:style-name="P7">Give the mean of the combined gdp per capital values of Chile and Australia</text:p>
          <text:p text:style-name="P7"/>
        </text:list-item>
        <text:list-item>
          <text:p text:style-name="P7">Show a box plot for the distribution of <text:span text:style-name="T2">lifeExp</text:span> disaggregated by <text:span text:style-name="T2">continent</text:span>. Describe this plot: <text:span text:style-name="T16">What do you see</text:span>? Explain roughly <text:span text:style-name="T16">the purpose of this plot.</text:span></text:p>
          <text:p text:style-name="P11"/>
        </text:list-item>
        <text:list-item>
          <text:p text:style-name="P7">Show a box plot for the distribution of <text:span text:style-name="T2">lifeExp</text:span> disaggregated by <text:span text:style-name="T2">year. </text:span>What general trends do you notice?</text:p>
          <text:p text:style-name="P7"/>
        </text:list-item>
        <text:list-item>
          <text:p text:style-name="P7">Show that the general trend <text:span text:style-name="T18">in </text:span>life expectancy in <text:span text:style-name="T17">Denmark</text:span> <text:span text:style-name="T18">has been </text:span>increasing <text:span text:style-name="T18">according to </text:span>year.</text:p>
          <text:p text:style-name="P22">Vd ← gdp</text:p>
        </text:list-item>
        <text:list-item>
          <text:p text:style-name="P7">Show that the general trend of life expectancy in India <text:span text:style-name="T19">has been </text:span>is increasing according to year.</text:p>
          <text:p text:style-name="P7"/>
        </text:list-item>
        <text:list-item>
          <text:p text:style-name="P7">Prepar<text:span text:style-name="T19">e</text:span> a plot to show that the log of the gdpPercap (x axis) and lifeExp (y axis) <text:span text:style-name="T20">in </text:span><text:span text:style-name="T7">gapminder</text:span><text:span text:style-name="T20"> </text:span>is generally increasing by continent.</text:p>
          <text:p text:style-name="P18"/>
        </text:list-item>
        <text:list-item>
          <text:p text:style-name="P19">Can you find a country <text:span text:style-name="T20">in </text:span><text:span text:style-name="T7">gapminder</text:span><text:span text:style-name="T20"> </text:span>for which the general trend has not been to constantly increase in terms of x = log(gdpPercap) and y = lifeExp?</text:p>
          <text:p text:style-name="P12"/>
        </text:list-item>
        <text:list-item>
          <text:p text:style-name="P13">Prepare a <text:span text:style-name="T23">facet_wrapped </text:span>plot to show that the <text:span text:style-name="T21">x = </text:span>log(gdpPercap) <text:span text:style-name="T21">and </text:span>y=<text:span text:style-name="T22">pop </text:span>of the continents <text:span text:style-name="T20">in </text:span><text:span text:style-name="T7">gapminder</text:span><text:span text:style-name="T20"> </text:span>is generally increasing. <text:span text:style-name="T23">Try to use size to indicate the population grades.</text:span></text:p>
          <text:p text:style-name="P14"/>
        </text:list-item>
        <text:list-item>
          <text:p text:style-name="P7">Prepare a facet_wrapped plot to show that <text:span text:style-name="T24">x = year and y = lifeExp is </text:span>generally increasing for all individual countries. Try to include the data from continent (by color), pop (by size)</text:p>
          <text:p text:style-name="P7"/>
        </text:list-item>
        <text:list-item>
          <text:p text:style-name="P7">Prepare a facet_wrapped plot to show that the log(gdpPercap) (x axis) and lifeExp increase together. Try to include year (by colour) and population (by size).</text:p>
        </text:list-item>
      </text:list>
      <text:p text:style-name="P5"/>
      <text:list xml:id="list104949529076355" text:continue-numbering="true" text:style-name="L1">
        <text:list-item>
          <text:p text:style-name="P15">What <text:span text:style-name="T25">is a </text:span>correlation <text:span text:style-name="T25">value? What does it </text:span>mean?</text:p>
          <text:p text:style-name="P15"/>
        </text:list-item>
        <text:list-item>
          <text:p text:style-name="P7">Perform a correlation comparison between each of the columns to each other column. Name two <text:span text:style-name="T25">pairs </text:span>for which the correlation <text:span text:style-name="T25">value </text:span>is greater than 0.5.</text:p>
          <text:p text:style-name="P7"/>
        </text:list-item>
        <text:list-item>
          <text:p text:style-name="P15"><text:span text:style-name="T25">D</text:span>oes this perceived correlation <text:span text:style-name="T25">from the above problem </text:span>make sense to you? <text:span text:style-name="T25">Explain?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20:46:28.745596000</meta:creation-date>
    <dc:date>2017-11-10T10:49:48.798931904</dc:date>
    <meta:editing-duration>PT1H3M5S</meta:editing-duration>
    <meta:editing-cycles>44</meta:editing-cycles>
    <meta:generator>LibreOffice/5.1.6.2$Linux_X86_64 LibreOffice_project/10m0$Build-2</meta:generator>
    <meta:document-statistic meta:table-count="0" meta:image-count="0" meta:object-count="0" meta:page-count="1" meta:paragraph-count="45" meta:word-count="533" meta:character-count="3245" meta:non-whitespace-character-count="2734"/>
  </office:meta>
</office:document-meta>
</file>